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ExtensionContextCacheTests.dirt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ExtensionContextCacheTests.verifyContextNotDi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ExtensionContextCacheTests.verifyInitialCach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ExtensionContextCacheTests.verifyFinalCach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ExtensionContextCacheTests.verifyContextDi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